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3" style:master-page-name="Standard">
      <style:paragraph-properties fo:margin-left="0.5in" fo:margin-right="0in" fo:text-indent="-0.25in" style:auto-text-indent="false" style:page-number="1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202122" fo:font-size="10.5pt" style:font-size-asian="10.5pt" style:font-size-complex="10.5pt" fo:background-color="#ffffff"/>
    </style:style>
    <style:style style:name="T3" style:family="text">
      <style:text-properties fo:color="#0645ad" fo:font-size="10.5pt" style:font-size-asian="10.5pt" style:font-size-complex="10.5pt" fo:background-color="#ffffff"/>
    </style:style>
    <style:style style:name="T4" style:family="text">
      <style:text-properties style:text-underline-style="none"/>
    </style:style>
    <style:style style:name="T5" style:family="text">
      <style:text-properties fo:color="#14171a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37767465" text:style-name="WWNum3">
        <text:list-item>
          <text:p text:style-name="P5"><text:span text:style-name="T1">Hvad forstår du ved en ORM?</text:span></text:p>
        </text:list-item>
      </text:list>
      <text:p text:style-name="Standard"><text:span text:style-name="T2">En måde at konvertere data mellem </text:span><text:a xlink:type="simple" xlink:href="https://da.wikipedia.org/wiki/Objekt_(datalogi)" text:style-name="ListLabel_20_28" text:visited-style-name="ListLabel_20_28"><text:span text:style-name="T3">objekter</text:span></text:a><text:span text:style-name="T2"> i et </text:span><text:a xlink:type="simple" xlink:href="https://da.wikipedia.org/wiki/Programmeringssprog" text:style-name="ListLabel_20_28" text:visited-style-name="ListLabel_20_28"><text:span text:style-name="T3">programmeringssprog</text:span></text:a><text:span text:style-name="T2"> og en </text:span><text:a xlink:type="simple" xlink:href="https://da.wikipedia.org/wiki/Relationel_database" text:style-name="ListLabel_20_28" text:visited-style-name="ListLabel_20_28"><text:span text:style-name="T3">relationel database</text:span></text:a><text:span text:style-name="T2">. En ORM gør det muligt at skrive sin programmeringslogik med objekter fremfor løsstående variabler.</text:span></text:p>
      <text:list xml:id="list224654562968012" text:continue-numbering="true" text:style-name="WWNum3">
        <text:list-item>
          <text:p text:style-name="P1"><text:span text:style-name="T1">Hvor skal 'ORM'en' placeres på 3 lags arkitekturen?</text:span></text:p>
        </text:list-item>
      </text:list>
      <text:p text:style-name="P6">Normalt ville vi placere den imellem data-laget og business-laget, men på diagrammet vil vi placere den i business-laget. </text:p>
      <text:list xml:id="list224654078738548" text:continue-numbering="true" text:style-name="WWNum3">
        <text:list-item>
          <text:p text:style-name="P1"><text:span text:style-name="T1">Hvilke ORM løsninger findes der til de forskellige sprog/teknologier?</text:span></text:p>
        </text:list-item>
      </text:list>
      <text:p text:style-name="Standard">C#: Entity Framework, Dapper</text:p>
      <text:p text:style-name="Standard">Java: Hibernate, Ebean, EclipseLink</text:p>
      <text:p text:style-name="Standard">Python: Django, SqlAlchemy, Storm</text:p>
      <text:p text:style-name="Standard">PHP: CakePHP, Laravel</text:p>
      <text:list xml:id="list224653648032566" text:continue-numbering="true" text:style-name="WWNum3">
        <text:list-item>
          <text:p text:style-name="P1"><text:span text:style-name="T1">Hvilke fordele og ulemper er der med en ORM generelt?</text:span></text:p>
        </text:list-item>
      </text:list>
      <text:p text:style-name="Standard">Fordele:</text:p>
      <text:p text:style-name="P7">- er at den laver noget af arbejdet for dig så det er hurtigere at indlæse fra db og skrive til db. </text:p>
      <text:p text:style-name="P7">- Der er taget skridt mod at forhindre sql-injektion, så en ORM er mere sikker. </text:p>
      <text:p text:style-name="P7">- Man kan skifte den underliggende database us uden at omskrive kode. </text:p>
      <text:p text:style-name="Standard">Ulemper:</text:p>
      <text:list xml:id="list3504818591" text:style-name="WWNum2">
        <text:list-item>
          <text:p text:style-name="P2">komplekse queries kan være langsommere end hvis man kodede det selv i sql.</text:p>
        </text:list-item>
        <text:list-item>
          <text:p text:style-name="P2">man er afskåret fra database-laget og det kan være problematisk hvis der opstår en fejl eftersom man ikke kender koden bag en ORM.</text:p>
        </text:list-item>
        <text:list-item>
          <text:p text:style-name="P2">Bliver dårligere til sql og det kan blive et problem.</text:p>
        </text:list-item>
      </text:list>
      <text:list xml:id="list224654043758244" text:continue-list="list224653648032566" text:style-name="WWNum3">
        <text:list-item>
          <text:p text:style-name="P1"><text:span text:style-name="T1">Hvilke fordele og ulemper er der med de forskellige ORM løsninger?</text:span></text:p>
        </text:list-item>
      </text:list>
      <text:p text:style-name="Standard">EntityFramework:</text:p>
      <text:list xml:id="list224654640790449" text:continue-numbering="true" text:style-name="WWNum3">
        <text:list-item>
          <text:p text:style-name="P1">Langsommere performance.</text:p>
        </text:list-item>
        <text:list-item>
          <text:p text:style-name="P1">Nogle mener at syntaksen er for kompleks..</text:p>
        </text:list-item>
        <text:list-item>
          <text:p text:style-name="P1">Understøtter ikke alle RDMS.</text:p>
        </text:list-item>
      </text:list>
      <text:p text:style-name="P6">Dapper:</text:p>
      <text:list xml:id="list3819093650" text:style-name="WWNum1">
        <text:list-item>
          <text:p text:style-name="P3"><text:span text:style-name="T5">Dapper kan ikke generere klasser for dig</text:span></text:p>
        </text:list-item>
        <text:list-item>
          <text:p text:style-name="P3"><text:soft-page-break/><text:span text:style-name="T5">Kan ikke lave queries for dig.</text:span></text:p>
        </text:list-item>
        <text:list-item>
          <text:p text:style-name="P4"><text:span text:style-name="T5">Dapper biblioteket har ikke selv alle CRUD funktioner, så man skal installere en ekstrapakke "contrib"</text:span></text:p>
        </text:list-item>
      </text:list>
      <text:p text:style-name="P6"/>
      <text:p text:style-name="Standard"/>
      <text:list xml:id="list224654306290058" text:continue-list="list224654640790449" text:style-name="WWNum3">
        <text:list-item>
          <text:p text:style-name="P1"><text:span text:style-name="T1">Findes der forskellige måder/principper at anvende en ORM på?</text:span></text:p>
        </text:list-item>
      </text:list>
      <text:p text:style-name="Standard">Fandt vi ikke noget svar på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4171a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645ad" fo:font-size="10.5pt" style:font-size-asian="10.5pt" style:font-size-complex="10.5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275" meta:character-count="1614" meta:non-whitespace-character-count="1379"/>
    <meta:generator>LibreOfficeDev/6.0.5.2$Linux_X86_64 LibreOffice_project/</meta:generator>
  </office:meta>
</office:document-meta>
</file>